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BE00003839000C46DB9EF4F0D4.wmf"/>
  <manifest:file-entry manifest:media-type="" manifest:full-path="Pictures/2000008B000039FB00002972AFA28AD4.wmf"/>
  <manifest:file-entry manifest:media-type="image/png" manifest:full-path="Pictures/10000201000000480000003F51061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P2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Liberation Serif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8" style:data-style-name="N0">8</text:variable-set>: More on Gas Laws</text:p>
      <text:p text:style-name="P1"/>
      <text:p text:style-name="P3">1. A sample of Gas originally has a volume of 1 m<text:span text:style-name="T2">3</text:span>. <text:s/>It has an initial temperature of 300K. <text:s/>Find the volume of the sample at each of the following temperatures (assuming pressure remains constant):</text:p>
      <text:section text:style-name="Sect1" text:name="Section1">
        <text:p text:style-name="P3"><text:tab/>a. 100K</text:p>
        <text:p text:style-name="P3"/>
        <text:p text:style-name="P3"/>
        <text:p text:style-name="P3"/>
        <text:p text:style-name="P3"><text:tab/>b. 200 K</text:p>
        <text:p text:style-name="P3"/>
        <text:p text:style-name="P3"/>
        <text:p text:style-name="P3"/>
        <text:p text:style-name="P3"><text:tab/>c. 400 K</text:p>
        <text:p text:style-name="P3"/>
        <text:p text:style-name="P3"/>
        <text:p text:style-name="P3"/>
        <text:p text:style-name="P3"><text:tab/>d. 500 K</text:p>
        <text:p text:style-name="P3"/>
        <text:p text:style-name="P3"><text:tab/>e. 900 K</text:p>
        <text:p text:style-name="P3"/>
        <text:p text:style-name="P3"/>
        <text:p text:style-name="P3"/>
        <text:p text:style-name="P3"><text:tab/>f. 373K</text:p>
        <text:p text:style-name="P3"/>
        <text:p text:style-name="P3"/>
        <text:p text:style-name="P3"/>
        <text:p text:style-name="P3"><text:tab/>g. <text:s/>25 K</text:p>
        <text:p text:style-name="P3"/>
        <text:p text:style-name="P3"/>
        <text:p text:style-name="P3"/>
        <text:p text:style-name="P3"><text:tab/>h. 675 K</text:p>
        <text:p text:style-name="P3"/>
      </text:section>
      <text:p text:style-name="P3"/>
      <text:p text:style-name="P3">2. Plot each of the volumes and temperatures on the following graph. <text:s/></text:p>
      <text:p text:style-name="P3"><draw:frame draw:style-name="fr2" draw:name="graphics2" text:anchor-type="paragraph" svg:x="0.0602in" svg:y="0.0445in" svg:width="6.2516in" svg:height="4.0335in" draw:z-index="2"><draw:image xlink:href="Pictures/200001BE00003839000C46DB9EF4F0D4.wmf" xlink:type="simple" xlink:show="embed" xlink:actuate="onLoad"/></draw:frame></text:p>
      <text:p text:style-name="P3">3. Using the graph, what would you predict the volume to be when the temperature is 150K?</text:p>
      <text:p text:style-name="P3"/>
      <text:p text:style-name="P3"><text:soft-page-break/>4. A sample of gas originally has a pressure of 100,000 Pa. <text:s/>Its volume is 2 m<text:span text:style-name="T2">3</text:span>. <text:s/>What is the volume of the gas at each of the following pressures (assuming temperature remains constant)?</text:p>
      <text:p text:style-name="P3"><text:tab/></text:p>
      <text:section text:style-name="Sect1" text:name="Section2">
        <text:p text:style-name="P3"><text:tab/>a. 150,000 pa</text:p>
        <text:p text:style-name="P3"/>
        <text:p text:style-name="P3"/>
        <text:p text:style-name="P3"/>
        <text:p text:style-name="P3"><text:tab/>b. 200,000 pa</text:p>
        <text:p text:style-name="P3"/>
        <text:p text:style-name="P3"/>
        <text:p text:style-name="P3"/>
        <text:p text:style-name="P3"><text:tab/>c. 250,000 pa</text:p>
        <text:p text:style-name="P3"/>
        <text:p text:style-name="P3"/>
        <text:p text:style-name="P3"/>
        <text:p text:style-name="P3"><text:tab/>d. 50,000 pa</text:p>
        <text:p text:style-name="P3"/>
        <text:p text:style-name="P3"/>
        <text:p text:style-name="P3"/>
        <text:p text:style-name="P3"><text:tab/>e. 20,000 pa</text:p>
        <text:p text:style-name="P3"><text:tab/>f. 30,000 pa</text:p>
        <text:p text:style-name="P3"/>
        <text:p text:style-name="P3"/>
        <text:p text:style-name="P3"/>
        <text:p text:style-name="P3"><text:tab/>g. 40,000 pa<text:tab/></text:p>
        <text:p text:style-name="P3"/>
        <text:p text:style-name="P3"/>
        <text:p text:style-name="P3"/>
        <text:p text:style-name="P3"><text:tab/>h. 75,000 pa</text:p>
        <text:p text:style-name="P3"/>
        <text:p text:style-name="P3"/>
        <text:p text:style-name="P3"/>
        <text:p text:style-name="P3"><text:tab/>i. 25,000 pa</text:p>
        <text:p text:style-name="P3"/>
        <text:p text:style-name="P3"/>
        <text:p text:style-name="P3"><text:tab/></text:p>
        <text:p text:style-name="P3"><text:tab/>j. 125,000 pa</text:p>
      </text:section>
      <text:p text:style-name="P3"/>
      <text:p text:style-name="P3">5. Plot each of the pressure / volume coordinates on the graph below:</text:p>
      <text:p text:style-name="P3"><draw:frame draw:style-name="fr3" draw:name="graphics3" text:anchor-type="as-char" svg:width="5.7492in" svg:height="4.0398in" draw:z-index="3"><draw:image xlink:href="Pictures/2000008B000039FB00002972AFA28AD4.wmf" xlink:type="simple" xlink:show="embed" xlink:actuate="onLoad"/></draw:frame></text:p>
      <text:p text:style-name="P3">6. Based on the graph, what would the most likely volume for 225,000 pa b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709in" svg:y="-0.2291in" svg:width="0.7563in" svg:height="0.6118in" draw:z-index="1"><draw:image xlink:href="Pictures/10000201000000480000003F51061214.png" xlink:type="simple" xlink:show="embed" xlink:actuate="onLoad"/></draw:frame> <text:s text:c="10"/><text:span text:style-name="MT1">Name</text:span>:<text:tab/><text:tab/><text:date style:data-style-name="N37" text:date-value="2009-02-16T14:27:13.69">02/16/09</text:date></text:p>
      </style:header>
      <style:footer>
        <text:p text:style-name="Footer">3<text:span text:style-name="MT2">rd</text:span> 9 Weeks<text:tab/><text:page-number text:select-page="current">1</text:page-number>/<text:page-count>2</text:page-count><text:tab/>Assignment <text:variable-get text:name="assignmentnumber" office:value-type="floa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2-15T14:45:07.70</meta:creation-date>
    <meta:editing-cycles>6</meta:editing-cycles>
    <meta:editing-duration>PT01H04M42S</meta:editing-duration>
    <meta:initial-creator>Jonas Williamson</meta:initial-creator>
    <dc:date>2009-02-16T14:27:13.66</dc:date>
    <dc:creator>Jonas Williamson</dc:creator>
    <meta:printed-by>Jonas Williamson</meta:printed-by>
    <meta:print-date>2009-02-16T13:52:37.28</meta:print-date>
    <meta:document-statistic meta:table-count="0" meta:image-count="3" meta:object-count="0" meta:page-count="2" meta:paragraph-count="30" meta:word-count="192" meta:character-count="981"/>
    <meta:user-defined meta:name="Info 1"/>
    <meta:user-defined meta:name="Info 2"/>
    <meta:user-defined meta:name="Info 3"/>
    <meta:user-defined meta:name="Info 4"/>
  </office:meta>
</office:document-meta>
</file>